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cm" style:contextual-spacing="false" fo:text-indent="0cm" style:auto-text-indent="false"/>
      <style:text-properties officeooo:paragraph-rsid="0007b02c"/>
    </style:style>
    <style:style style:name="P2"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000000"/>
      <style:text-properties officeooo:paragraph-rsid="0007b02c"/>
    </style:style>
    <style:style style:name="P3" style:family="paragraph" style:parent-style-name="Heading_20_3" style:list-style-name="L2">
      <style:paragraph-properties fo:margin-left="0cm" fo:margin-right="0cm" fo:margin-top="0cm" fo:margin-bottom="0cm" style:contextual-spacing="false" fo:text-indent="0cm" style:auto-text-indent="false"/>
      <style:text-properties officeooo:paragraph-rsid="0007b02c" loext:padding-left="0.049cm" loext:padding-right="0cm" loext:padding-top="0.049cm" loext:padding-bottom="0.049cm" loext:border-left="0.06pt solid #000000" loext:border-right="none" loext:border-top="0.06pt solid #000000" loext:border-bottom="0.06pt solid #000000"/>
    </style:style>
    <style:style style:name="P4" style:family="paragraph" style:parent-style-name="Heading_20_3" style:list-style-name="L12">
      <style:paragraph-properties fo:margin-left="0cm" fo:margin-right="0cm" fo:margin-top="0cm" fo:margin-bottom="0cm" style:contextual-spacing="false" fo:text-indent="0cm" style:auto-text-indent="false"/>
      <style:text-properties officeooo:paragraph-rsid="0007b02c" loext:padding-left="0.049cm" loext:padding-right="0cm" loext:padding-top="0.049cm" loext:padding-bottom="0.049cm" loext:border-left="0.06pt solid #000000" loext:border-right="none" loext:border-top="0.06pt solid #000000" loext:border-bottom="0.06pt solid #000000"/>
    </style:style>
    <style:style style:name="P5" style:family="paragraph" style:parent-style-name="Heading_20_3">
      <style:paragraph-properties fo:margin-left="0cm" fo:margin-right="0cm" fo:margin-top="0cm" fo:margin-bottom="0cm" style:contextual-spacing="false" fo:text-indent="0cm" style:auto-text-indent="false"/>
      <style:text-properties officeooo:paragraph-rsid="0007b02c" loext:padding-left="0.049cm" loext:padding-right="0cm" loext:padding-top="0.049cm" loext:padding-bottom="0.049cm" loext:border-left="0.06pt solid #000000" loext:border-right="none" loext:border-top="0.06pt solid #000000" loext:border-bottom="0.06pt solid #000000"/>
    </style:style>
    <style:style style:name="P6" style:family="paragraph" style:parent-style-name="Heading_20_3">
      <style:paragraph-properties fo:margin-left="0cm" fo:margin-right="0cm" fo:margin-top="0cm" fo:margin-bottom="0cm" style:contextual-spacing="false" fo:text-indent="0cm" style:auto-text-indent="false"/>
      <style:text-properties officeooo:paragraph-rsid="0007b02c"/>
    </style:style>
    <style:style style:name="P7" style:family="paragraph" style:parent-style-name="Text_20_body" style:list-style-name="L13">
      <style:paragraph-properties fo:margin-left="0cm" fo:margin-right="0cm" fo:text-indent="0cm" style:auto-text-indent="false"/>
      <style:text-properties fo:color="#ff0000" loext:opacity="100%" fo:language="hu" fo:country="HU" officeooo:rsid="00578fb7" officeooo:paragraph-rsid="0007b02c"/>
    </style:style>
    <style:style style:name="P8"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164c3a" officeooo:paragraph-rsid="0007b02c"/>
    </style:style>
    <style:style style:name="P9" style:family="paragraph" style:parent-style-name="Text_20_body">
      <style:paragraph-properties fo:margin-left="0cm" fo:margin-right="0cm" fo:text-indent="0cm" style:auto-text-indent="false"/>
      <style:text-properties fo:color="#ff0000" loext:opacity="100%" fo:language="hu" fo:country="HU" officeooo:rsid="00164c3a" officeooo:paragraph-rsid="0007b02c"/>
    </style:style>
    <style:style style:name="P10" style:family="paragraph" style:parent-style-name="Text_20_body">
      <style:paragraph-properties fo:margin-left="0cm" fo:margin-right="0cm" fo:margin-top="0cm" fo:margin-bottom="0cm" style:contextual-spacing="false" fo:text-indent="0cm" style:auto-text-indent="false"/>
      <style:text-properties fo:color="#ff0000" loext:opacity="100%" fo:language="hu" fo:country="HU" officeooo:rsid="00166990" officeooo:paragraph-rsid="0007b02c"/>
    </style:style>
    <style:style style:name="P11" style:family="paragraph" style:parent-style-name="Text_20_body">
      <style:paragraph-properties fo:margin-left="0cm" fo:margin-right="0cm" fo:text-indent="0.018cm" style:auto-text-indent="false"/>
      <style:text-properties fo:color="#ff0000" loext:opacity="100%" fo:language="hu" fo:country="HU" officeooo:rsid="0017e251" officeooo:paragraph-rsid="0007b02c"/>
    </style:style>
    <style:style style:name="P12" style:family="paragraph" style:parent-style-name="Text_20_body">
      <style:paragraph-properties fo:margin-left="0cm" fo:margin-right="0cm" fo:text-indent="0.018cm" style:auto-text-indent="false"/>
      <style:text-properties fo:color="#ff0000" loext:opacity="100%" fo:language="hu" fo:country="HU" officeooo:rsid="0018ae53" officeooo:paragraph-rsid="0007b02c"/>
    </style:style>
    <style:style style:name="P13" style:family="paragraph" style:parent-style-name="Text_20_body" style:list-style-name="L2">
      <style:paragraph-properties fo:margin-left="0cm" fo:margin-right="0cm" fo:text-indent="0cm" style:auto-text-indent="false"/>
      <style:text-properties fo:color="#ff0000" loext:opacity="100%" fo:language="hu" fo:country="HU" officeooo:rsid="001a3781" officeooo:paragraph-rsid="0007b02c"/>
    </style:style>
    <style:style style:name="P14" style:family="paragraph" style:parent-style-name="Text_20_body">
      <style:paragraph-properties fo:margin-left="0cm" fo:margin-right="0cm" fo:text-indent="0.018cm" style:auto-text-indent="false"/>
      <style:text-properties fo:color="#ff0000" loext:opacity="100%" fo:language="hu" fo:country="HU" officeooo:rsid="00217b97" officeooo:paragraph-rsid="0007b02c" loext:padding-left="0.049cm" loext:padding-right="0cm" loext:padding-top="0.049cm" loext:padding-bottom="0.049cm" loext:border-left="0.06pt solid #000000" loext:border-right="none" loext:border-top="0.06pt solid #000000" loext:border-bottom="0.06pt solid #000000"/>
    </style:style>
    <style:style style:name="P15" style:family="paragraph" style:parent-style-name="Text_20_body">
      <style:paragraph-properties fo:margin-left="0cm" fo:margin-right="0cm" fo:text-indent="0.018cm" style:auto-text-indent="false"/>
      <style:text-properties fo:color="#ff0000" loext:opacity="100%" fo:language="hu" fo:country="HU" officeooo:rsid="00217b97" officeooo:paragraph-rsid="0007b02c"/>
    </style:style>
    <style:style style:name="P16"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14e67e" officeooo:paragraph-rsid="0007b02c"/>
    </style:style>
    <style:style style:name="P17" style:family="paragraph" style:parent-style-name="Text_20_body">
      <style:paragraph-properties fo:margin-left="0cm" fo:margin-right="0cm" fo:text-indent="0cm" style:auto-text-indent="false" fo:padding-left="0cm" fo:padding-right="0cm" fo:padding-top="0cm" fo:padding-bottom="0.049cm" fo:border-left="none" fo:border-right="none" fo:border-top="none" fo:border-bottom="0.06pt solid #000000"/>
      <style:text-properties fo:color="#ff0000" loext:opacity="100%" officeooo:rsid="00155537" officeooo:paragraph-rsid="0007b02c"/>
    </style:style>
    <style:style style:name="P18"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229690" officeooo:paragraph-rsid="0007b02c"/>
    </style:style>
    <style:style style:name="P19" style:family="paragraph" style:parent-style-name="Text_20_body">
      <style:paragraph-properties fo:margin-left="0cm" fo:margin-right="0cm" fo:text-indent="0cm" style:auto-text-indent="false"/>
      <style:text-properties fo:color="#ff0000" loext:opacity="100%" officeooo:rsid="002a32c8" officeooo:paragraph-rsid="0007b02c"/>
    </style:style>
    <style:style style:name="P20" style:family="paragraph" style:parent-style-name="Text_20_body">
      <style:paragraph-properties fo:margin-left="0cm" fo:margin-right="0cm" fo:text-indent="0cm" style:auto-text-indent="false"/>
      <style:text-properties fo:color="#ff0000" loext:opacity="100%" officeooo:rsid="002af211" officeooo:paragraph-rsid="0007b02c"/>
    </style:style>
    <style:style style:name="P21" style:family="paragraph" style:parent-style-name="Text_20_body">
      <style:paragraph-properties fo:margin-left="0cm" fo:margin-right="0cm" fo:text-indent="0cm" style:auto-text-indent="false"/>
      <style:text-properties fo:color="#ff0000" loext:opacity="100%" officeooo:rsid="002cfd8c" officeooo:paragraph-rsid="0007b02c"/>
    </style:style>
    <style:style style:name="P22" style:family="paragraph" style:parent-style-name="Text_20_body">
      <style:paragraph-properties fo:margin-left="0cm" fo:margin-right="0cm" fo:text-indent="0cm" style:auto-text-indent="false"/>
      <style:text-properties fo:color="#ff0000" loext:opacity="100%" officeooo:rsid="002d2170" officeooo:paragraph-rsid="0007b02c"/>
    </style:style>
    <style:style style:name="P23" style:family="paragraph" style:parent-style-name="Text_20_body">
      <style:paragraph-properties fo:margin-left="0cm" fo:margin-right="0cm" fo:text-indent="0cm" style:auto-text-indent="false"/>
      <style:text-properties fo:color="#ff0000" loext:opacity="100%" officeooo:rsid="002dd8ae" officeooo:paragraph-rsid="0007b02c" loext:padding-left="0.049cm" loext:padding-right="0cm" loext:padding-top="0.049cm" loext:padding-bottom="0.049cm" loext:border-left="0.06pt solid #000000" loext:border-right="none" loext:border-top="0.06pt solid #000000" loext:border-bottom="0.06pt solid #000000"/>
    </style:style>
    <style:style style:name="P24" style:family="paragraph" style:parent-style-name="Text_20_body">
      <style:paragraph-properties fo:margin-left="0cm" fo:margin-right="0cm" fo:margin-top="0cm" fo:margin-bottom="0cm" style:contextual-spacing="false" fo:text-indent="0cm" style:auto-text-indent="false"/>
      <style:text-properties fo:color="#ff0000" loext:opacity="100%" fo:font-weight="bold" officeooo:rsid="002f0768" officeooo:paragraph-rsid="0007b02c" style:font-weight-asian="bold" style:font-weight-complex="bold"/>
    </style:style>
    <style:style style:name="P25" style:family="paragraph" style:parent-style-name="Text_20_body">
      <style:paragraph-properties fo:margin-left="0cm" fo:margin-right="0cm" fo:margin-top="0cm" fo:margin-bottom="0cm" style:contextual-spacing="false" fo:text-indent="0cm" style:auto-text-indent="false"/>
      <style:text-properties fo:color="#ff0000" loext:opacity="100%" fo:font-weight="bold" officeooo:rsid="0035bb76" officeooo:paragraph-rsid="0007b02c" style:font-weight-asian="bold" style:font-weight-complex="bold"/>
    </style:style>
    <style:style style:name="P26" style:family="paragraph" style:parent-style-name="Text_20_body">
      <style:paragraph-properties fo:margin-left="0cm" fo:margin-right="0cm" fo:text-indent="0cm" style:auto-text-indent="false"/>
      <style:text-properties fo:color="#ff0000" loext:opacity="100%" officeooo:rsid="00302b88" officeooo:paragraph-rsid="0007b02c"/>
    </style:style>
    <style:style style:name="P27" style:family="paragraph" style:parent-style-name="Text_20_body">
      <style:paragraph-properties fo:margin-left="0cm" fo:margin-right="0cm" fo:text-indent="0cm" style:auto-text-indent="false"/>
      <style:text-properties fo:color="#ff0000" loext:opacity="100%" officeooo:rsid="00346862" officeooo:paragraph-rsid="0007b02c"/>
    </style:style>
    <style:style style:name="P28"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3c1697" officeooo:paragraph-rsid="0007b02c"/>
    </style:style>
    <style:style style:name="P29" style:family="paragraph" style:parent-style-name="Text_20_body">
      <style:paragraph-properties fo:margin-left="0cm" fo:margin-right="0cm" fo:text-indent="0cm" style:auto-text-indent="false"/>
      <style:text-properties fo:color="#ff0000" loext:opacity="100%" officeooo:rsid="003db283" officeooo:paragraph-rsid="0007b02c"/>
    </style:style>
    <style:style style:name="P30" style:family="paragraph" style:parent-style-name="Text_20_body">
      <style:paragraph-properties fo:margin-left="0cm" fo:margin-right="0cm" fo:text-indent="0cm" style:auto-text-indent="false"/>
      <style:text-properties fo:color="#ff0000" loext:opacity="100%" officeooo:rsid="003fbb86" officeooo:paragraph-rsid="0007b02c"/>
    </style:style>
    <style:style style:name="P31" style:family="paragraph" style:parent-style-name="Text_20_body">
      <style:paragraph-properties fo:margin-left="0cm" fo:margin-right="0cm" fo:margin-top="0cm" fo:margin-bottom="0cm" style:contextual-spacing="false" fo:text-indent="0cm" style:auto-text-indent="false"/>
      <style:text-properties fo:color="#ff0000" loext:opacity="100%" officeooo:rsid="00491dbc" officeooo:paragraph-rsid="0007b02c"/>
    </style:style>
    <style:style style:name="P32" style:family="paragraph" style:parent-style-name="Text_20_body">
      <style:paragraph-properties fo:margin-left="0cm" fo:margin-right="0cm" fo:text-indent="0cm" style:auto-text-indent="false"/>
      <style:text-properties fo:color="#ff0000" loext:opacity="100%" officeooo:rsid="00491dbc" officeooo:paragraph-rsid="0007b02c"/>
    </style:style>
    <style:style style:name="P33" style:family="paragraph" style:parent-style-name="Text_20_body">
      <style:paragraph-properties fo:margin-left="0cm" fo:margin-right="0cm" fo:text-indent="0cm" style:auto-text-indent="false"/>
      <style:text-properties fo:color="#ff0000" loext:opacity="100%" officeooo:rsid="004a2b6d" officeooo:paragraph-rsid="0007b02c"/>
    </style:style>
    <style:style style:name="P34" style:family="paragraph" style:parent-style-name="Text_20_body" style:list-style-name="L13">
      <style:paragraph-properties fo:margin-left="0cm" fo:margin-right="0cm" fo:text-indent="0cm" style:auto-text-indent="false"/>
      <style:text-properties fo:color="#ff0000" loext:opacity="100%" officeooo:rsid="005667d2" officeooo:paragraph-rsid="0007b02c"/>
    </style:style>
    <style:style style:name="P35" style:family="paragraph" style:parent-style-name="Text_20_body" style:list-style-name="L2">
      <style:paragraph-properties fo:margin-left="0cm" fo:margin-right="0cm" fo:text-indent="0cm" style:auto-text-indent="false"/>
      <style:text-properties officeooo:paragraph-rsid="0007b02c"/>
    </style:style>
    <style:style style:name="P36" style:family="paragraph" style:parent-style-name="Text_20_body" style:list-style-name="L2">
      <style:paragraph-properties fo:margin-left="0cm" fo:margin-right="0cm" fo:text-indent="0.018cm" style:auto-text-indent="false"/>
      <style:text-properties officeooo:paragraph-rsid="0007b02c"/>
    </style:style>
    <style:style style:name="P37" style:family="paragraph" style:parent-style-name="Text_20_body" style:list-style-name="L12">
      <style:paragraph-properties fo:margin-left="0cm" fo:margin-right="0cm" fo:text-indent="0cm" style:auto-text-indent="false"/>
      <style:text-properties officeooo:paragraph-rsid="0007b02c" loext:padding-left="0.049cm" loext:padding-right="0cm" loext:padding-top="0.049cm" loext:padding-bottom="0.049cm" loext:border-left="0.06pt solid #000000" loext:border-right="none" loext:border-top="0.06pt solid #000000" loext:border-bottom="0.06pt solid #000000"/>
    </style:style>
    <style:style style:name="P38" style:family="paragraph" style:parent-style-name="Text_20_body">
      <style:paragraph-properties fo:margin-left="0cm" fo:margin-right="0cm" fo:text-indent="0cm" style:auto-text-indent="false"/>
      <style:text-properties officeooo:paragraph-rsid="0007b02c" loext:padding-left="0.049cm" loext:padding-right="0cm" loext:padding-top="0.049cm" loext:padding-bottom="0.049cm" loext:border-left="0.06pt solid #000000" loext:border-right="none" loext:border-top="0.06pt solid #000000" loext:border-bottom="0.06pt solid #000000"/>
    </style:style>
    <style:style style:name="P39" style:family="paragraph" style:parent-style-name="Text_20_body">
      <style:paragraph-properties fo:margin-left="0cm" fo:margin-right="0cm" fo:text-indent="0cm" style:auto-text-indent="false"/>
      <style:text-properties officeooo:rsid="003db283" officeooo:paragraph-rsid="0007b02c"/>
    </style:style>
    <style:style style:name="P40" style:family="paragraph" style:parent-style-name="Text_20_body" style:list-style-name="L8">
      <style:paragraph-properties fo:margin-left="0cm" fo:margin-right="0cm" fo:text-indent="0cm" style:auto-text-indent="false"/>
      <style:text-properties officeooo:paragraph-rsid="0007b02c"/>
    </style:style>
    <style:style style:name="P41" style:family="paragraph" style:parent-style-name="Text_20_body" style:list-style-name="L9">
      <style:paragraph-properties fo:margin-left="0cm" fo:margin-right="0cm" fo:text-indent="0.018cm" style:auto-text-indent="false"/>
      <style:text-properties officeooo:paragraph-rsid="0007b02c"/>
    </style:style>
    <style:style style:name="P42" style:family="paragraph" style:parent-style-name="Text_20_body" style:list-style-name="L9">
      <style:paragraph-properties fo:margin-left="0cm" fo:margin-right="0cm" fo:text-indent="0cm" style:auto-text-indent="false"/>
      <style:text-properties officeooo:paragraph-rsid="0007b02c"/>
    </style:style>
    <style:style style:name="P43" style:family="paragraph" style:parent-style-name="Text_20_body" style:list-style-name="L10">
      <style:paragraph-properties fo:margin-left="0cm" fo:margin-right="0cm" fo:text-indent="0cm" style:auto-text-indent="false"/>
      <style:text-properties officeooo:paragraph-rsid="0007b02c"/>
    </style:style>
    <style:style style:name="P44" style:family="paragraph" style:parent-style-name="Text_20_body" style:list-style-name="L11">
      <style:paragraph-properties fo:margin-left="0cm" fo:margin-right="0cm" fo:text-indent="0cm" style:auto-text-indent="false"/>
      <style:text-properties officeooo:paragraph-rsid="0007b02c"/>
    </style:style>
    <style:style style:name="P45" style:family="paragraph" style:parent-style-name="Text_20_body" style:list-style-name="L11">
      <style:paragraph-properties fo:margin-left="0cm" fo:margin-right="0cm" fo:text-indent="0.018cm" style:auto-text-indent="false"/>
      <style:text-properties officeooo:paragraph-rsid="0007b02c"/>
    </style:style>
    <style:style style:name="P46" style:family="paragraph" style:parent-style-name="Text_20_body" style:list-style-name="L12">
      <style:paragraph-properties fo:margin-left="0cm" fo:margin-right="0cm" fo:text-indent="0.018cm" style:auto-text-indent="false"/>
      <style:text-properties officeooo:paragraph-rsid="0007b02c"/>
    </style:style>
    <style:style style:name="P47" style:family="paragraph" style:parent-style-name="Text_20_body" style:list-style-name="L12">
      <style:paragraph-properties fo:margin-left="0cm" fo:margin-right="0cm" fo:text-indent="0cm" style:auto-text-indent="false"/>
      <style:text-properties officeooo:paragraph-rsid="0007b02c"/>
    </style:style>
    <style:style style:name="P48" style:family="paragraph" style:parent-style-name="Text_20_body" style:list-style-name="L13">
      <style:paragraph-properties fo:margin-left="0cm" fo:margin-right="0cm" fo:text-indent="0cm" style:auto-text-indent="false"/>
      <style:text-properties officeooo:paragraph-rsid="0007b02c"/>
    </style:style>
    <style:style style:name="P49" style:family="paragraph" style:parent-style-name="Text_20_body">
      <style:paragraph-properties fo:margin-left="0cm" fo:margin-right="0cm" fo:text-indent="0cm" style:auto-text-indent="false" fo:padding-left="0cm" fo:padding-right="0cm" fo:padding-top="0cm" fo:padding-bottom="0.049cm" fo:border-left="none" fo:border-right="none" fo:border-top="none" fo:border-bottom="0.06pt solid #000000"/>
      <style:text-properties officeooo:paragraph-rsid="0007b02c"/>
    </style:style>
    <style:style style:name="P50" style:family="paragraph" style:parent-style-name="Text_20_body">
      <style:paragraph-properties fo:margin-left="0cm" fo:margin-right="0cm" fo:text-indent="0cm" style:auto-text-indent="false"/>
      <style:text-properties officeooo:paragraph-rsid="0007b02c"/>
    </style:style>
    <style:style style:name="P51" style:family="paragraph" style:parent-style-name="Text_20_body">
      <style:paragraph-properties fo:margin-left="0cm" fo:margin-right="0cm" fo:text-indent="0.018cm" style:auto-text-indent="false"/>
      <style:text-properties officeooo:paragraph-rsid="0007b02c"/>
    </style:style>
    <style:style style:name="T1" style:family="text">
      <style:text-properties fo:language="hu" fo:country="HU"/>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loext:padding-left="0.049cm" loext:padding-right="0cm" loext:padding-top="0.049cm" loext:padding-bottom="0.049cm" loext:border-left="0.06pt solid #000000" loext:border-right="none" loext:border-top="0.06pt solid #000000" loext:border-bottom="0.06pt solid #000000"/>
    </style:style>
    <style:style style:name="T4" style:family="text">
      <style:text-properties fo:language="en" fo:country="US"/>
    </style:style>
    <style:style style:name="T5" style:family="text">
      <style:text-properties fo:language="en" fo:country="US" loext:padding-left="0.049cm" loext:padding-right="0cm" loext:padding-top="0.049cm" loext:padding-bottom="0.049cm" loext:border-left="0.06pt solid #000000" loext:border-right="none" loext:border-top="0.06pt solid #000000" loext:border-bottom="0.06pt solid #000000"/>
    </style:style>
    <style:style style:name="T6" style:family="text">
      <style:text-properties fo:color="#ff0000" loext:opacity="100%" fo:language="hu" fo:country="HU" officeooo:rsid="0018ae53"/>
    </style:style>
    <style:style style:name="T7" style:family="text">
      <style:text-properties fo:color="#ff0000" loext:opacity="100%" fo:language="hu" fo:country="HU" officeooo:rsid="00194527"/>
    </style:style>
    <style:style style:name="T8" style:family="text">
      <style:text-properties fo:color="#ff0000" loext:opacity="100%" fo:language="hu" fo:country="HU" officeooo:rsid="001af09e"/>
    </style:style>
    <style:style style:name="T9" style:family="text">
      <style:text-properties fo:color="#ff0000" loext:opacity="100%" fo:language="hu" fo:country="HU" officeooo:rsid="001cb9fd"/>
    </style:style>
    <style:style style:name="T10" style:family="text">
      <style:text-properties fo:color="#ff0000" loext:opacity="100%" fo:language="hu" fo:country="HU" officeooo:rsid="001e7fa1"/>
    </style:style>
    <style:style style:name="T11" style:family="text">
      <style:text-properties fo:color="#ff0000" loext:opacity="100%" fo:language="hu" fo:country="HU" officeooo:rsid="00200bda"/>
    </style:style>
    <style:style style:name="T12" style:family="text">
      <style:text-properties fo:color="#ff0000" loext:opacity="100%" fo:language="hu" fo:country="HU" officeooo:rsid="00272c7f"/>
    </style:style>
    <style:style style:name="T13" style:family="text">
      <style:text-properties fo:color="#ff0000" loext:opacity="100%" fo:language="hu" fo:country="HU" officeooo:rsid="0028f6f5"/>
    </style:style>
    <style:style style:name="T14" style:family="text">
      <style:text-properties fo:color="#ff0000" loext:opacity="100%" fo:language="hu" fo:country="HU" officeooo:rsid="00296f0d"/>
    </style:style>
    <style:style style:name="T15" style:family="text">
      <style:text-properties fo:color="#ff0000" loext:opacity="100%" fo:language="hu" fo:country="HU" officeooo:rsid="0039fe5c"/>
    </style:style>
    <style:style style:name="T16" style:family="text">
      <style:text-properties fo:color="#ff0000" loext:opacity="100%" fo:language="en" fo:country="US" officeooo:rsid="0018ae53"/>
    </style:style>
    <style:style style:name="T17" style:family="text">
      <style:text-properties fo:color="#ff0000" loext:opacity="100%" fo:language="en" fo:country="US" officeooo:rsid="001af09e"/>
    </style:style>
    <style:style style:name="T18" style:family="text">
      <style:text-properties fo:color="#ff0000" loext:opacity="100%" fo:language="en" fo:country="US" officeooo:rsid="001cb9fd"/>
    </style:style>
    <style:style style:name="T19" style:family="text">
      <style:text-properties fo:color="#ff0000" loext:opacity="100%" fo:language="en" fo:country="US" officeooo:rsid="001e7fa1"/>
    </style:style>
    <style:style style:name="T20" style:family="text">
      <style:text-properties fo:color="#ff0000" loext:opacity="100%" fo:language="en" fo:country="US" officeooo:rsid="00200bda"/>
    </style:style>
    <style:style style:name="T21" style:family="text">
      <style:text-properties fo:color="#ff0000" loext:opacity="100%" fo:language="en" fo:country="US" officeooo:rsid="00272c7f"/>
    </style:style>
    <style:style style:name="T22" style:family="text">
      <style:text-properties fo:color="#ff0000" loext:opacity="100%" fo:language="en" fo:country="US" officeooo:rsid="0028f6f5"/>
    </style:style>
    <style:style style:name="T23" style:family="text">
      <style:text-properties fo:color="#ff0000" loext:opacity="100%" fo:language="en" fo:country="US" officeooo:rsid="0039b0d6"/>
    </style:style>
    <style:style style:name="T24" style:family="text">
      <style:text-properties fo:color="#ff0000" loext:opacity="100%" fo:language="en" fo:country="US" officeooo:rsid="0039fe5c"/>
    </style:style>
    <style:style style:name="T25" style:family="text">
      <style:text-properties fo:color="#ff0000" loext:opacity="100%" officeooo:rsid="00243d21"/>
    </style:style>
    <style:style style:name="T26" style:family="text">
      <style:text-properties fo:color="#ff0000" loext:opacity="100%" officeooo:rsid="0025e06a"/>
    </style:style>
    <style:style style:name="T27" style:family="text">
      <style:text-properties fo:color="#ff0000" loext:opacity="100%" officeooo:rsid="00272c7f"/>
    </style:style>
    <style:style style:name="T28" style:family="text">
      <style:text-properties fo:color="#ff0000" loext:opacity="100%" officeooo:rsid="00314b88"/>
    </style:style>
    <style:style style:name="T29" style:family="text">
      <style:text-properties fo:color="#ff0000" loext:opacity="100%" officeooo:rsid="003265b1"/>
    </style:style>
    <style:style style:name="T30" style:family="text">
      <style:text-properties fo:color="#ff0000" loext:opacity="100%" officeooo:rsid="003279d6"/>
    </style:style>
    <style:style style:name="T31" style:family="text">
      <style:text-properties fo:color="#ff0000" loext:opacity="100%" officeooo:rsid="00327ce4"/>
    </style:style>
    <style:style style:name="T32" style:family="text">
      <style:text-properties fo:color="#ff0000" loext:opacity="100%" officeooo:rsid="00328d06"/>
    </style:style>
    <style:style style:name="T33" style:family="text">
      <style:text-properties fo:color="#ff0000" loext:opacity="100%" officeooo:rsid="0033490a"/>
    </style:style>
    <style:style style:name="T34" style:family="text">
      <style:text-properties fo:color="#ff0000" loext:opacity="100%" officeooo:rsid="00302b88"/>
    </style:style>
    <style:style style:name="T35" style:family="text">
      <style:text-properties fo:color="#ff0000" loext:opacity="100%" officeooo:rsid="00361cce"/>
    </style:style>
    <style:style style:name="T36" style:family="text">
      <style:text-properties fo:color="#ff0000" loext:opacity="100%" officeooo:rsid="0037cebe"/>
    </style:style>
    <style:style style:name="T37" style:family="text">
      <style:text-properties fo:color="#ff0000" loext:opacity="100%" officeooo:rsid="00386f12"/>
    </style:style>
    <style:style style:name="T38" style:family="text">
      <style:text-properties fo:color="#ff0000" loext:opacity="100%" officeooo:rsid="0038e59d"/>
    </style:style>
    <style:style style:name="T39" style:family="text">
      <style:text-properties fo:color="#ff0000" loext:opacity="100%" officeooo:rsid="0039b0d6"/>
    </style:style>
    <style:style style:name="T40" style:family="text">
      <style:text-properties fo:color="#ff0000" loext:opacity="100%" officeooo:rsid="003be4ba"/>
    </style:style>
    <style:style style:name="T41" style:family="text">
      <style:text-properties fo:color="#ff0000" loext:opacity="100%" officeooo:rsid="004073c6"/>
    </style:style>
    <style:style style:name="T42" style:family="text">
      <style:text-properties fo:color="#ff0000" loext:opacity="100%" officeooo:rsid="00412f85"/>
    </style:style>
    <style:style style:name="T43" style:family="text">
      <style:text-properties fo:color="#ff0000" loext:opacity="100%" officeooo:rsid="00421b79"/>
    </style:style>
    <style:style style:name="T44" style:family="text">
      <style:text-properties fo:color="#ff0000" loext:opacity="100%" style:text-underline-style="solid" style:text-underline-width="auto" style:text-underline-color="font-color" officeooo:rsid="00421b79"/>
    </style:style>
    <style:style style:name="T45" style:family="text">
      <style:text-properties fo:color="#ff0000" loext:opacity="100%" style:text-underline-style="solid" style:text-underline-width="auto" style:text-underline-color="font-color" officeooo:rsid="00445e44"/>
    </style:style>
    <style:style style:name="T46" style:family="text">
      <style:text-properties fo:color="#ff0000" loext:opacity="100%" style:text-underline-style="solid" style:text-underline-width="auto" style:text-underline-color="font-color" officeooo:rsid="004c7c09" loext:padding-left="0.049cm" loext:padding-right="0cm" loext:padding-top="0.049cm" loext:padding-bottom="0.049cm" loext:border-left="0.06pt solid #000000" loext:border-right="none" loext:border-top="0.06pt solid #000000" loext:border-bottom="0.06pt solid #000000"/>
    </style:style>
    <style:style style:name="T47" style:family="text">
      <style:text-properties fo:color="#ff0000" loext:opacity="100%" officeooo:rsid="004324ee"/>
    </style:style>
    <style:style style:name="T48" style:family="text">
      <style:text-properties fo:color="#ff0000" loext:opacity="100%" officeooo:rsid="00445e44"/>
    </style:style>
    <style:style style:name="T49" style:family="text">
      <style:text-properties fo:color="#ff0000" loext:opacity="100%" officeooo:rsid="0046e3cc"/>
    </style:style>
    <style:style style:name="T50" style:family="text">
      <style:text-properties fo:color="#ff0000" loext:opacity="100%" officeooo:rsid="004843ed"/>
    </style:style>
    <style:style style:name="T51" style:family="text">
      <style:text-properties fo:color="#ff0000" loext:opacity="100%" officeooo:rsid="004b34ae"/>
    </style:style>
    <style:style style:name="T52" style:family="text">
      <style:text-properties fo:color="#ff0000" loext:opacity="100%" officeooo:rsid="004c55fc"/>
    </style:style>
    <style:style style:name="T53" style:family="text">
      <style:text-properties fo:color="#ff0000" loext:opacity="100%" officeooo:rsid="004c7c09"/>
    </style:style>
    <style:style style:name="T54" style:family="text">
      <style:text-properties fo:color="#ff0000" loext:opacity="100%" officeooo:rsid="004c7c09" loext:padding-left="0.049cm" loext:padding-right="0cm" loext:padding-top="0.049cm" loext:padding-bottom="0.049cm" loext:border-left="0.06pt solid #000000" loext:border-right="none" loext:border-top="0.06pt solid #000000" loext:border-bottom="0.06pt solid #000000"/>
    </style:style>
    <style:style style:name="T55" style:family="text">
      <style:text-properties fo:color="#ff0000" loext:opacity="100%" style:text-underline-style="none" officeooo:rsid="004c7c09" loext:padding-left="0.049cm" loext:padding-right="0cm" loext:padding-top="0.049cm" loext:padding-bottom="0.049cm" loext:border-left="0.06pt solid #000000" loext:border-right="none" loext:border-top="0.06pt solid #000000" loext:border-bottom="0.06pt solid #000000"/>
    </style:style>
    <style:style style:name="T56" style:family="text">
      <style:text-properties fo:color="#ff0000" loext:opacity="100%" officeooo:rsid="004e0a0f"/>
    </style:style>
    <style:style style:name="T57" style:family="text">
      <style:text-properties fo:color="#ff0000" loext:opacity="100%" officeooo:rsid="004fec86"/>
    </style:style>
    <style:style style:name="T58" style:family="text">
      <style:text-properties fo:color="#ff0000" loext:opacity="100%" officeooo:rsid="004fed54"/>
    </style:style>
    <style:style style:name="T59" style:family="text">
      <style:text-properties fo:color="#ff0000" loext:opacity="100%" officeooo:rsid="00501a3e"/>
    </style:style>
    <style:style style:name="T60" style:family="text">
      <style:text-properties fo:color="#ff0000" loext:opacity="100%" officeooo:rsid="0051a7f6"/>
    </style:style>
    <style:style style:name="T61" style:family="text">
      <style:text-properties fo:color="#ff0000" loext:opacity="100%" officeooo:rsid="00520b73"/>
    </style:style>
    <style:style style:name="T62" style:family="text">
      <style:text-properties fo:color="#ff0000" loext:opacity="100%" officeooo:rsid="00523d52"/>
    </style:style>
    <style:style style:name="T63" style:family="text">
      <style:text-properties fo:color="#ff0000" loext:opacity="100%" officeooo:rsid="00536728"/>
    </style:style>
    <style:style style:name="T64" style:family="text">
      <style:text-properties fo:color="#ff0000" loext:opacity="100%" officeooo:rsid="0054ccf4"/>
    </style:style>
    <style:style style:name="T65" style:family="text">
      <style:text-properties fo:color="#ff0000" loext:opacity="100%" officeooo:rsid="005667d2"/>
    </style:style>
    <style:style style:name="T66" style:family="text">
      <style:text-properties loext:padding-left="0.049cm" loext:padding-right="0cm" loext:padding-top="0.049cm" loext:padding-bottom="0.049cm" loext:border-left="0.06pt solid #000000" loext:border-right="none" loext:border-top="0.06pt solid #000000" loext:border-bottom="0.06pt solid #000000"/>
    </style:style>
    <style:style style:name="T67" style:family="text">
      <style:text-properties loext:padding="0cm" loext:border="none"/>
    </style:style>
    <style:style style:name="T68" style:family="text">
      <style:text-properties officeooo:rsid="003e8264"/>
    </style:style>
    <style:style style:name="T69" style:family="text">
      <style:text-properties officeooo:rsid="004a7af1"/>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text:h>
      <text:p text:style-name="P16">Hogyan...</text:p>
      <text:h text:style-name="P2" text:outline-level="2">Troubleshoot issues</text:h>
      <text:p text:style-name="P17">Hibaelh<text:span text:style-name="T1">árítással kapcsolatos kérdések</text:span></text:p>
      <text:p text:style-name="P49"/>
      <text:h text:style-name="P6" text:outline-level="3">Warning</text:h>
      <text:p text:style-name="P8">Figyelem</text:p>
      <text:p text:style-name="P50">OmegaT is a robust and trustworthy application, but even so, it is smart to take precautions to guard against data loss when using it, just as with any other application.</text:p>
      <text:p text:style-name="P9">Az OmegaT egy erőteljes és megbízható alkalmazás, de ugyanakkor okos megoldásokat kínál az adatvesztések megelőzésére, ugyanúgy, mint bármelyik más alkalmazás.</text:p>
      <text:h text:style-name="P6" text:outline-level="3">Automatic backups</text:h>
      <text:p text:style-name="P10">Automatikus biztonsági mentések</text:p>
      <text:p text:style-name="P51">OmegaT creates backups of your project settings to ensure it can retrieve them in case of problem. See the <text:a xlink:type="simple" xlink:href="https://omegat.sourceforge.io/manual-standard/en/chapter.project.folder.html#project.folder.omegat.project.file" text:style-name="Internet_20_link" text:visited-style-name="Visited_20_Internet_20_Link">omegat.project</text:a> section for details.</text:p>
      <text:p text:style-name="P11">Az OmegaT biztonsági mentéseket hoz létre a projektbeállításaidról annak érdekében, hogy ha gondok adódnak, vissza tudd állítani őket. Lásd az <text:span text:style-name="T2">omegat.projekt</text:span> szócikket részletesebb információkért. </text:p>
      <text:p text:style-name="P51">OmegaT regularly and automatically stores all your progress in the <text:a xlink:type="simple" xlink:href="https://omegat.sourceforge.io/manual-standard/en/chapter.project.folder.html#project.folder.project.save.tmx" text:style-name="Internet_20_link" text:visited-style-name="Visited_20_Internet_20_Link">project_save.tmx</text:a> file located in the project’s <text:a xlink:type="simple" xlink:href="https://omegat.sourceforge.io/manual-standard/en/chapter.project.folder.html#project.folder.omegat" text:style-name="Internet_20_link" text:visited-style-name="Visited_20_Internet_20_Link">omegat</text:a> folder. OmegaT also creates regular backups of that file.</text:p>
      <text:p text:style-name="P12">Az OmegaT rendszeresen és automatikusan elment mindent, amit csinálsz a project<text:span text:style-name="T4">_save.tmx </text:span>fájlba, amelyik az omegat mappában található. Az OmegaT erről a fájlról rendszeresen készít biztonsági mentéseket is.</text:p>
      <text:list text:style-name="L2">
        <text:list-item>
          <text:p text:style-name="P35">When you open a project, OmegaT backs up the <text:span text:style-name="Source_20_Text">project_save.tmx</text:span> file to a timestamped backup file. <text:span text:style-name="T6">Amikor megnyitsz egy projektet, az OmegaT készít egy biztonsági mentést a project</text:span><text:span text:style-name="T16">_save.tmx </text:span><text:span text:style-name="T6">fájlról egy időbélyeggel ellátott fájlba.</text:span></text:p>
          <text:p text:style-name="P35">OmegaT keeps up to ten of those files. <text:span text:style-name="T7">Az OmegaT tíz ilyen fájlt őriz meg.</text:span></text:p>
          <text:list>
            <text:list-item>
              <text:list>
                <text:list-header>
                  <text:h text:style-name="P3" text:outline-level="3">Note <text:span text:style-name="T7">Megjegyzés</text:span></text:h>
                </text:list-header>
              </text:list>
            </text:list-item>
          </text:list>
          <text:p text:style-name="P35"><text:span text:style-name="T66">The backup filename follows the pattern </text:span><text:span text:style-name="Source_20_Text"><text:span text:style-name="T66">project_save.tmx.YYYYMMDDhhmm.bak</text:span></text:span><text:span text:style-name="T66"> where </text:span><text:span text:style-name="Source_20_Text"><text:span text:style-name="T66">YYYY</text:span></text:span><text:span text:style-name="T66"> represents the 4-digit year, </text:span><text:span text:style-name="Source_20_Text"><text:span text:style-name="T66">MM</text:span></text:span><text:span text:style-name="T66"> the month, </text:span><text:span text:style-name="Source_20_Text"><text:span text:style-name="T66">DD</text:span></text:span><text:span text:style-name="T66"> the day of the month, and </text:span><text:span text:style-name="Source_20_Text"><text:span text:style-name="T66">hh</text:span></text:span><text:span text:style-name="T66"> and </text:span><text:span text:style-name="Source_20_Text"><text:span text:style-name="T66">mm</text:span></text:span><text:span text:style-name="T66"> indicate the hours and minutes.</text:span></text:p>
          <text:p text:style-name="P13"><text:span text:style-name="T66">A biztonsági mentést atartalmazó fájl megnevezése a következő sémát követi: </text:span><text:span text:style-name="T5">project_save.tmx.YYYYMMDDhhmm.bak, ahol YYYY az </text:span><text:span text:style-name="T66">év négyjegyű ábrázolása, az MM a hónap, a DD a nap, a hh az óra, az mm a perc.</text:span></text:p>
        </text:list-item>
        <text:list-item>
          <text:p text:style-name="P35">Every time the <text:span text:style-name="Source_20_Text">project_save.tmx</text:span> file is modified: <text:span text:style-name="T8">Minden egyes alkalommal, amikor a project</text:span><text:span text:style-name="T17">_save.tmx </text:span><text:span text:style-name="T8">fájl módosul:</text:span></text:p>
          <text:list>
            <text:list-item>
              <text:p text:style-name="P36"><text:soft-page-break/>either after saving the project data (use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save" text:style-name="Internet_20_link" text:visited-style-name="Visited_20_Internet_20_Link">Save <text:span text:style-name="Strong_20_Emphasis"><text:span text:style-name="T66">C</text:span></text:span>+<text:span text:style-name="Strong_20_Emphasis"><text:span text:style-name="T67">S</text:span></text:span> </text:a>), <text:span text:style-name="T9">vagy a projekt adatainak mentése után (használd a Ctrl+S billentyűkombinációt),</text:span></text:p>
            </text:list-item>
            <text:list-item>
              <text:p text:style-name="P35">or when making a regular backup (every 3 minutes by default), <text:span text:style-name="T9">vagy a rendszeres biztonsági mentés elvégzése után (ami alapbeállítás szerint 3 percenként történik meg)</text:span></text:p>
            </text:list-item>
          </text:list>
          <text:p text:style-name="P35">OmegaT creates a backup file named <text:span text:style-name="Source_20_Text">project_save.tmx.bak</text:span>. <text:span text:style-name="T9">Az OmegaT létrehoz egy biztonsági mentést, amelyet egy </text:span><text:span text:style-name="T18">project_save.tmx.bak </text:span><text:span text:style-name="T9">elnevezésű fájlban tárol.</text:span></text:p>
          <text:p text:style-name="P35">That file is a copy of <text:span text:style-name="Source_20_Text">project_save.tmx</text:span> <text:span text:style-name="Emphasis">before</text:span> it was modified. <text:span text:style-name="T9">Ez a fájl a </text:span><text:span text:style-name="T18">project_save.tmx </text:span><text:span text:style-name="T9">fájl változtatás előtti változatának másolata.</text:span></text:p>
        </text:list-item>
        <text:list-item>
          <text:p text:style-name="P35">Every time you save the project data (use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save" text:style-name="Internet_20_link" text:visited-style-name="Visited_20_Internet_20_Link">Save <text:span text:style-name="Strong_20_Emphasis"><text:span text:style-name="T66">C</text:span></text:span>+<text:span text:style-name="Strong_20_Emphasis"><text:span text:style-name="T67">S</text:span></text:span> </text:a>), or when making a regular backup, OmegaT saves the current state of the translation into <text:span text:style-name="Source_20_Text">project_save.tmx</text:span>. <text:span text:style-name="T10">Minden egyes alkalommal, amikor elmented a projekt adatait (Ctrl+S), vagy rendszeres automatikus mentés készül, az OmegaT elmenti a fordítás aktuális állapotát a </text:span><text:span text:style-name="T19">project_save.tmx </text:span><text:span text:style-name="T10">fájlba.</text:span></text:p>
        </text:list-item>
      </text:list>
      <text:p text:style-name="P50">The <text:span text:style-name="Source_20_Text">project_save.tmx</text:span> file always contains the most recent data. <text:span text:style-name="T11">A </text:span><text:span text:style-name="T20">projekt_save.tmx</text:span><text:span text:style-name="T11"> fájl mindig az adatok legfrissebb változatát tartalmazza.</text:span></text:p>
      <text:h text:style-name="P5" text:outline-level="3">Note</text:h>
      <text:p text:style-name="P51"><text:span text:style-name="T66">You can set the frequency of the regular backups in the </text:span><text:a xlink:type="simple" xlink:href="https://omegat.sourceforge.io/manual-standard/en/chapter.dialogs.preferences.html#dialogs.preferences.saving.and.output" text:style-name="Internet_20_link" text:visited-style-name="Visited_20_Internet_20_Link"><text:span text:style-name="T66">Saving and Output </text:span></text:a><text:span text:style-name="T66">preference.</text:span></text:p>
      <text:p text:style-name="P14">Megjegyzés</text:p>
      <text:p text:style-name="P15"><text:span text:style-name="T66">Módosíthatod a rendszeres automatikus mentések gyakoriságát a </text:span><text:span text:style-name="T3">mentések és kimeneti adatok</text:span><text:span text:style-name="T66"> testre szabása párbeszédablakban.</text:span></text:p>
      <text:h text:style-name="P6" text:outline-level="3">You lost your translation?</text:h>
      <text:p text:style-name="P18">Eltűnt a fordításod?</text:p>
      <text:p text:style-name="P50">Even if you fear you might have lost translation data, it is probably safely stored in your most recent backup memory, which is usually less than a few minutes old or so. <text:span text:style-name="T25">Még akkor is, ha attól félsz, hogy nagy mennyiségű fordítási adatot vesztettél, az bizonyára biztonságos helyen tárolva van a legfrissebb biztonsági mentést tartalmazó memóriafájlban, amely általában néhány perccel azelőtt lett létrehozva.</text:span></text:p>
      <text:p text:style-name="P50">Proceed as follows: <text:span text:style-name="T26">Tedd a következőket:</text:span></text:p>
      <text:list text:style-name="L8">
        <text:list-item>
          <text:p text:style-name="P40">Close the project to prevent any changes to the current status of the backup files. <text:span text:style-name="T26">Zárd be a projektet, hogy megelőzd, hogy a biztonsági mentést tartalmazó fájlban bármilyen módosítás legyen elvégezve.</text:span></text:p>
        </text:list-item>
        <text:list-item>
          <text:p text:style-name="P40">Rename the current <text:span text:style-name="Source_20_Text">project_save.tmx</text:span> file (to <text:span text:style-name="Source_20_Text">project_save.tmx.tmp</text:span>, for example). <text:span text:style-name="T27">Nevezd át a jelenlegi project</text:span><text:span text:style-name="T21">_save.tmx </text:span><text:span text:style-name="T12">fájlt (például </text:span><text:span text:style-name="T21">project_save.tmx.tmp/re).</text:span></text:p>
        </text:list-item>
        <text:list-item>
          <text:p text:style-name="P40">Select the backup translation memory most likely to contain the data you are looking for. <text:span text:style-name="T12">Válaszd ki azt a biztonsági mentést tartalmazó fájlt, amelyben a legnagyobb valószínűség szerint benne vannak azok az adatok, amelyeket keresel.</text:span></text:p>
        </text:list-item>
        <text:list-item>
          <text:p text:style-name="P40">Rename it <text:span text:style-name="Source_20_Text">project_save.tmx</text:span>. <text:span text:style-name="T13">Nevezd át </text:span><text:span text:style-name="T22">project_save.tmx-re </text:span></text:p>
        </text:list-item>
        <text:list-item>
          <text:p text:style-name="P40">Reopen the project. <text:span text:style-name="T14">Nyisd meg újra a projektet.</text:span></text:p>
        </text:list-item>
      </text:list>
      <text:p text:style-name="P50"><text:soft-page-break/>This action will restore your translation to its state at the point the selected backup was created. </text:p>
      <text:p text:style-name="P19">Ezzel a művelettel helyreállíthatod a fordításodat abba az állapotába, amelyben a biztonsági mentés létrehozásának pillanatában volt.</text:p>
      <text:p text:style-name="P50">You may repeat this operation as needed to find older states. </text:p>
      <text:p text:style-name="P20">Megismételheted ezt a műveletet, ha szükséges, hogy régebbi állapotokat állíts vissza.</text:p>
      <text:p text:style-name="P50">Consider safely storing all the different files you are renaming for eventual reuse. </text:p>
      <text:p text:style-name="P21">Nyugodtan biztonságos tárolóhelynek tekinthetsz bármilyen fájlt, amelyet átneveztél annak érdekében, hogy később újra felhasználd.</text:p>
      <text:p text:style-name="P50">Also remember not to modify the project configuration or add TMX files in the meantime, as doing so may affect the results.</text:p>
      <text:p text:style-name="P22">Azt is jegyezd meg, hogy időközben ne változtasd a projekt beállításait, ne adj hozzá TMX-fájlokat, mert annak különböző következményei lehetnek.</text:p>
      <text:h text:style-name="P5" text:outline-level="3">Note</text:h>
      <text:p text:style-name="P38">Exercise caution with changes made to files in the source folder, the segmentation rules, or the file filters, partway through a project. Modifying any of those after you have started your translation could result in some segments disapparing or new segments appearing unexpectedly.</text:p>
      <text:p text:style-name="P23">Megjegyzés:</text:p>
      <text:p text:style-name="P23">Óvatosan hajts végre módosításokat a forrásállományokban, a szövegdarabolási szabályokban, vagy a szűrőkben, mert ha ezeket a módosításokat a fordítás megkezdése után hajtod végre, akkor ezek következtében néhány szegmensben adatvesztés állhat be, vagy új, váratlan tartalommal rendelkező szegmensek jelenhetnek meg.</text:p>
      <text:h text:style-name="P6" text:outline-level="3">Your project is locked?</text:h>
      <text:p text:style-name="P24">Zárolva lett a projekted?</text:p>
      <text:p text:style-name="P50">In the rare case where your computer freezes and OmegaT does not have time to close properly, the <text:span text:style-name="Source_20_Text">omegat.project</text:span> file can be locked by the operating system and keep you from reopening after you reboot your system.</text:p>
      <text:p text:style-name="P26">Ritkán fordulhat elő, amikor a számítógéped lefagyik, és az OmegaT-nek nincs ideje arra, hogy helyesen záródjon be, az omegat-project fájlt lehetséges, hogy zárolja az operációs rendszer, és nem engedi, hogy újra kinyisd miután újraindítottad a rendszert.</text:p>
      <text:p text:style-name="P50">Proceed as follows: <text:span text:style-name="T28">A következőket kell tenned:</text:span></text:p>
      <text:list text:style-name="L9">
        <text:list-item>
          <text:p text:style-name="P41">Identify the project folder that OmegaT refuses to open and open it in your file manager. The folder contents should be similar to a standard <text:a xlink:type="simple" xlink:href="https://omegat.sourceforge.io/manual-standard/en/chapter.project.folder.html" text:style-name="Internet_20_link" text:visited-style-name="Visited_20_Internet_20_Link">project</text:a> folder. <text:span text:style-name="T29">Azonosítsd azt a projektmappát, amelyet az OmegaT nem nyit meg, és nyisd ki a fájlkezelővel. A mappa tartalma hasonló kell legyen egy szabványos projektmappa tartalmához. </text:span></text:p>
        </text:list-item>
        <text:list-item>
          <text:p text:style-name="P42">In the folder, you should find a <text:span text:style-name="Source_20_Text">omegat.project</text:span> file as well as a <text:span text:style-name="Source_20_Text">omegat.project.bak</text:span> file. Make sure that the files are identical. <text:span text:style-name="T30">A mappában meg kell </text:span><text:soft-page-break/><text:span text:style-name="T30">találnod az omegat.project fájlt és </text:span><text:span text:style-name="T31">az omegat.project.bak fájlt. </text:span><text:span text:style-name="T32">Bizonyosodj meg róla, hogy ennek a két fájlnak a tartalma azonos. </text:span></text:p>
        </text:list-item>
        <text:list-item>
          <text:p text:style-name="P42">Rename the <text:span text:style-name="Source_20_Text">omegat.project</text:span> file (to <text:span text:style-name="Source_20_Text">omegat.project.locked</text:span> for example). <text:span text:style-name="T33">Nevezd át az omegat.project fájlt (például omegat.project.locked-ra).</text:span></text:p>
        </text:list-item>
        <text:list-item>
          <text:p text:style-name="P42">Rename the <text:span text:style-name="Source_20_Text">omegat.project.bak</text:span> file to <text:span text:style-name="Source_20_Text">omegat.project</text:span>. <text:span text:style-name="T33">Nevezd át az omegat.project.bak fájlt omegat.project-re.</text:span></text:p>
        </text:list-item>
        <text:list-item>
          <text:p text:style-name="P42">Open the project. <text:span text:style-name="T33">Nyisd ki a projektet.</text:span></text:p>
        </text:list-item>
      </text:list>
      <text:p text:style-name="P50">This action will open the project with the automatically created backup <text:span text:style-name="Source_20_Text">omegat.project</text:span> file.</text:p>
      <text:p text:style-name="P27">Ez a művelet lehetővé teszi a projekt kinyitását az automatikusan létrehozott omegat.project biztonsági mentést tartalmazó fájl segítségével.</text:p>
      <text:h text:style-name="P6" text:outline-level="3">Your project won’t open?</text:h>
      <text:p text:style-name="P25">Nem nyílik ki a projekted?</text:p>
      <text:p text:style-name="P50">In the rare case where your computer freezes and OmegaT does not have time to close properly, some important files can be corrupted and keep your project from reopening after you reboot your system. <text:span text:style-name="T34">Ritkán fordulhat elő, amikor a számítógéped lefagyik, és az OmegaT-nek nincs ideje arra, hogy helyesen záródjon be, </text:span><text:span text:style-name="T35">lehetséges, hogy sérül néhány fontos fájl, ezért a számítógép újraindítása után nem tudod kinyitni a projektet.</text:span></text:p>
      <text:p text:style-name="P50">Proceed as follows: <text:span text:style-name="T36">A következőket kell tenned:</text:span></text:p>
      <text:list text:style-name="L10">
        <text:list-item>
          <text:p text:style-name="P43">Create a new project with the same settings. <text:span text:style-name="T37">Hozzál létre egy új projektet azonos beállításokkal.</text:span></text:p>
        </text:list-item>
        <text:list-item>
          <text:p text:style-name="P43">Copy the contents of the various user folders to the equivalent location in the new project (source files, reference translation memory files, glossary files). <text:span text:style-name="T37">Másold be a projekt különböző mappáinak a tartalmát az új projekt megfelelő mappáiba (a forrásállományokat a source mappába, a szószedeteket a glossary mappába, stb).</text:span></text:p>
        </text:list-item>
        <text:list-item>
          <text:p text:style-name="P43">In the old project, select the translation memory file (main or backup) most likely to contain the data you are looking for. <text:span text:style-name="T38">Válaszd ki a régi projektből azt a memnóriafájlt, amely tartalmazza a számodra szükséges adatokat - általában a főmemória vagy a biztonsági mentés (bak kiterjesztésű fájl).</text:span></text:p>
        </text:list-item>
        <text:list-item>
          <text:p text:style-name="P43">Rename it <text:span text:style-name="Source_20_Text">project_save.tmx</text:span> if necessary. <text:span text:style-name="T39">Ha szükséges, akkor nevezd át </text:span><text:span text:style-name="T23">project_save.tmx-re.</text:span></text:p>
        </text:list-item>
        <text:list-item>
          <text:p text:style-name="P43">Copy it to the <text:span text:style-name="Source_20_Text">omegat/</text:span> folder of your new project. <text:span text:style-name="T24">M</text:span><text:span text:style-name="T15">ásold be az új projekt omegat/ mappájába.</text:span></text:p>
        </text:list-item>
        <text:list-item>
          <text:p text:style-name="P43">Open the new project. <text:span text:style-name="T15">Nyisd ki az új projektet. </text:span></text:p>
        </text:list-item>
      </text:list>
      <text:p text:style-name="P50">This action will set the new project the state of your translation at the point the selected project translation memory was created in the old project. <text:span text:style-name="T40">Ez a művelet lehetővé teszi, hogy az új projekt azt az állapotot tükrözze, amely a régi projektről készült biztonsági mentés létrehozásakor állt fenn.</text:span></text:p>
      <text:h text:style-name="P6" text:outline-level="3">Your translated file won’t open?</text:h>
      <text:p text:style-name="P28">Nem nyílik ki a lefordított állományod?</text:p>
      <text:p text:style-name="P50">Very often, office suite files contain tags that must be copied into the translation to ensure that the translated file can be opened in the original application. </text:p>
      <text:p text:style-name="P29"><text:soft-page-break/>Nagyon gyakran <text:span text:style-name="T68">irodai programcsomagok fájlai olyan címkéket tartalmaznak, amelyeket be kell másolni a fordításba annak érdekében, hogy a lefordított állományt meg tudja nyitni az eredeti alkalmazás.</text:span></text:p>
      <text:p text:style-name="P50">In some cases, missing tags will keep the file from opening.</text:p>
      <text:p text:style-name="P30">Bizonyos esetekben a hiányzó címkék meg fogják akadályozni a fájl kinyitását.</text:p>
      <text:p text:style-name="P39"/>
      <text:p text:style-name="P50">Proceed as follows: <text:span text:style-name="T41">A következőket kell tenned:</text:span></text:p>
      <text:list text:style-name="L11">
        <text:list-item>
          <text:p text:style-name="P44">Open the project in OmegaT. <text:span text:style-name="T42">Nyisd ki a projektet OmegaT-ben.</text:span></text:p>
        </text:list-item>
        <text:list-item>
          <text:p text:style-name="P45">Use <text:a xlink:type="simple" xlink:href="https://omegat.sourceforge.io/manual-standard/en/chapter.menus.html#menus.tools" text:style-name="Internet_20_link" text:visited-style-name="Visited_20_Internet_20_Link">Tools </text:a><text:a xlink:type="simple" xlink:href="https://omegat.sourceforge.io/manual-standard/en/chapter.menus.html#menus.tools.check.issues" text:style-name="Internet_20_link" text:visited-style-name="Visited_20_Internet_20_Link">Check Issues... <text:span text:style-name="Strong_20_Emphasis"><text:span text:style-name="T66">C</text:span></text:span>+<text:span text:style-name="Strong_20_Emphasis"><text:span text:style-name="T66">S</text:span></text:span>+<text:span text:style-name="Strong_20_Emphasis"><text:span text:style-name="T67">V</text:span></text:span> </text:a>and focus on Tag issues. <text:span text:style-name="T43">Használd az </text:span><text:span text:style-name="T44">Eszközök – Hibák</text:span><text:span text:style-name="T43"> keresése (Tools – Check issues) parancsot vagy a Ctrol+Shift+V billentyűkombinációt, és keresd a címkehibákat.</text:span></text:p>
        </text:list-item>
        <text:list-item>
          <text:p text:style-name="P44">Fix all tag issues found in your documents. <text:span text:style-name="T47">Javíts ki minden címkehibát a dokumentumodban.</text:span></text:p>
        </text:list-item>
        <text:list-item>
          <text:p text:style-name="P45">Use <text:a xlink:type="simple" xlink:href="https://omegat.sourceforge.io/manual-standard/en/chapter.menus.html#menus.project" text:style-name="Internet_20_link" text:visited-style-name="Visited_20_Internet_20_Link">Project </text:a><text:a xlink:type="simple" xlink:href="https://omegat.sourceforge.io/manual-standard/en/chapter.menus.html#menus.project.create.translated.documents" text:style-name="Internet_20_link" text:visited-style-name="Visited_20_Internet_20_Link">Create Translated Files <text:span text:style-name="Strong_20_Emphasis"><text:span text:style-name="T66">C</text:span></text:span>+<text:span text:style-name="Strong_20_Emphasis"><text:span text:style-name="T67">D</text:span></text:span> </text:a>to recreate the documents. <text:span text:style-name="T48">Használd a </text:span><text:span text:style-name="T45">Projekt – Lefordított állományok létrehozása</text:span><text:span text:style-name="T48"> parancsot vagy a Ctrl+D billentyűkombinációt a dokumentumok újból való létrehozásához.</text:span></text:p>
        </text:list-item>
        <text:list-item>
          <text:p text:style-name="P44">Open the documents again in the original application. <text:span text:style-name="T49">Nyisd ki újra a dokumentumokat az eredeti alkalmazásban.</text:span></text:p>
        </text:list-item>
      </text:list>
      <text:p text:style-name="P50">This action will fix any internal tag consistency issues due to not inserting tags properly while entering the translation in OmegaT. <text:span text:style-name="T50">Ez a művelet lehetővé teszi minden fordítás közben hibásan beszúrt címke által okozott belső címkehiba javítását.</text:span></text:p>
      <text:h text:style-name="P6" text:outline-level="3">OmegaT won’t behave?</text:h>
      <text:p text:style-name="P31">Lefagyott az OmegaT?</text:p>
      <text:p text:style-name="P50">Something has happened and OmegaT won’t behave anymore. </text:p>
      <text:p text:style-name="P32">Valami történt az OmegaT-vel, meg sem mozdul.</text:p>
      <text:p text:style-name="P50">Whatever you try, you can’t seem to be able to fix it. </text:p>
      <text:p text:style-name="P32">Bármivel próbálkozol, nem tudod megjavítani.</text:p>
      <text:p text:style-name="P50">You want to try one last thing before calling for help: restart OmegaT with its default settings.</text:p>
      <text:p text:style-name="P33">Mielőtt még segítséget hívnál, tegyél egy utolsó próbálkozást: indítsd újr<text:span text:style-name="T69">a</text:span> az OmegaT-t az alapértelmezett beállításaival.</text:p>
      <text:p text:style-name="P50">Proceed as follows: <text:span text:style-name="T51">A következőket kell tenned:</text:span></text:p>
      <text:list text:style-name="L12">
        <text:list-item>
          <text:p text:style-name="P46">Use <text:a xlink:type="simple" xlink:href="https://omegat.sourceforge.io/manual-standard/en/chapter.menus.html#menus.options" text:style-name="Internet_20_link" text:visited-style-name="Visited_20_Internet_20_Link">Options </text:a><text:a xlink:type="simple" xlink:href="https://omegat.sourceforge.io/manual-standard/en/chapter.menus.html#menus.options.access.configuration.folder" text:style-name="Internet_20_link" text:visited-style-name="Visited_20_Internet_20_Link">Access Configuration Folder </text:a>to access the configuration folder. <text:span text:style-name="T52">Navigálj el a menüben a Beállítások – Beállítási mappa elérése parancshoz, hogy elérd a beállítási mappát.</text:span></text:p>
          <text:list>
            <text:list-item>
              <text:list>
                <text:list-header>
                  <text:h text:style-name="P4" text:outline-level="3">Note <text:span text:style-name="T53">Megjegyzés</text:span></text:h>
                </text:list-header>
              </text:list>
            </text:list-item>
          </text:list>
          <text:p text:style-name="P46"><text:span text:style-name="T66">If you can’t use OmegaT’s menus, see the </text:span><text:a xlink:type="simple" xlink:href="https://omegat.sourceforge.io/manual-standard/en/chapter.appendices.html#configuration.folder" text:style-name="Internet_20_link" text:visited-style-name="Visited_20_Internet_20_Link"><text:span text:style-name="T66">Configuration Folder</text:span></text:a><text:span text:style-name="T66"> chapter to find the configuration folder location. </text:span><text:span text:style-name="T54">Ha nem tudod használni az OmegaT menüt, akkor olvasd a </text:span><text:span text:style-name="T46">Beállítási mappa</text:span><text:span text:style-name="T55"> fejezetet, hogy meg tudd találni a beállítási mappát a fájlkezelőben.</text:span></text:p>
        </text:list-item>
        <text:list-item>
          <text:p text:style-name="P47"><text:soft-page-break/>Close OmegaT. <text:span text:style-name="T56">OmegaT bezárása.</text:span></text:p>
        </text:list-item>
        <text:list-item>
          <text:p text:style-name="P47">Make a backup of the contents and delete the original folder. <text:span text:style-name="T57">Készíts egy biztonsági mentést a tartalomról, és töröld le az eredeti mappát.</text:span></text:p>
        </text:list-item>
        <text:list-item>
          <text:p text:style-name="P47">Restart OmegaT. <text:span text:style-name="T58">OmegaT újraindítása.</text:span></text:p>
          <text:list>
            <text:list-item>
              <text:list>
                <text:list-header>
                  <text:h text:style-name="P4" text:outline-level="3">Note <text:span text:style-name="T59">Megjegyzés</text:span></text:h>
                </text:list-header>
              </text:list>
            </text:list-item>
          </text:list>
          <text:p text:style-name="P37">If OmegaT does not work as expected at this point, feel free to reach out for support. <text:span text:style-name="T59">Ha az OmegaT ezek után sem úgy működik, ahogy az elvárható volna, akkor </text:span><text:span text:style-name="T60">fel vagy jogosítva arra, hogy segítséget kérj.</text:span></text:p>
        </text:list-item>
        <text:list-item>
          <text:p text:style-name="P47">Close OmegaT. <text:span text:style-name="T60">OmegaT bezárása.</text:span></text:p>
        </text:list-item>
        <text:list-item>
          <text:p text:style-name="P47">Copy <text:span text:style-name="Emphasis">one</text:span> of the old files into the new configuration folder. <text:span text:style-name="T60">A régi fájlok egyikét másold be az új beállítási mappába.</text:span></text:p>
        </text:list-item>
        <text:list-item>
          <text:p text:style-name="P47">Restart OmegaT. <text:span text:style-name="T60">OmegaT újraindítása.</text:span></text:p>
          <text:list>
            <text:list-item>
              <text:list>
                <text:list-header>
                  <text:h text:style-name="P4" text:outline-level="3">Note <text:span text:style-name="T61">Megjegyzés</text:span></text:h>
                </text:list-header>
              </text:list>
            </text:list-item>
          </text:list>
          <text:p text:style-name="P37">If OmegaT does not work as expected at this point, you have identified the faulty file. Remove it from the configuration folder and, restart OmegaT, and proceed with your work. <text:span text:style-name="T62">Ha az OmegaT most sem működik úgy, ahogy az elvárható volna, akkor azonosítottad a sérült fájlt. Töröld a beállítási mappából, és indítsd újra az OmegaT programot, </text:span><text:span text:style-name="T63">és folytasd a munkádat.</text:span></text:p>
        </text:list-item>
        <text:list-item>
          <text:p text:style-name="P47">Go back to Step 5. above and continue until you are satisfied. <text:span text:style-name="T64">Menj vissza az 5 ponthoz, és folytasd addig, ameddig meg leszel elégedve.</text:span></text:p>
        </text:list-item>
      </text:list>
      <text:h text:style-name="P6" text:outline-level="3">Summary <text:span text:style-name="T65">Összefoglalás</text:span></text:h>
      <text:list text:style-name="L13">
        <text:list-item>
          <text:p text:style-name="P48">To avoid losing important data, make regular copies of the <text:span text:style-name="Source_20_Text">/omegat/project_save.tmx</text:span> file to a backup medium such as a USB key, an external hard drive, or a cloud service.</text:p>
        </text:list-item>
        <text:list-item>
          <text:p text:style-name="P34">Annak érdekében, hogy megelőzd a fontos adatok elvesztését, készíts rendszeresen biztonsági másolatokat az /omegat/project<text:span text:style-name="T4">_save.tmx </text:span><text:span text:style-name="T1">fájlról egy USB csatlakozású külső tárolóeszközre vagy egy online tárhelyre.</text:span></text:p>
        </text:list-item>
        <text:list-item>
          <text:p text:style-name="P48">Regularly practice “emergency measures” such as restoring translations from a project to make sure you won’t lose too much time the day you need to use those skills.</text:p>
        </text:list-item>
        <text:list-item>
          <text:p text:style-name="P7">Gyakorold rendszeresen a sürgősségi esetben ajánlott teendőket, mint például a fordítások helyreállítását egy projektből annak érdekében, hogy azon a napon, amelyen ezeket az ismereteidet hasznosítanod kell, ne tölts el velük túl sok idő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13:52:00.705000000</meta:creation-date>
    <dc:date>2023-11-29T13:52:18.868000000</dc:date>
    <meta:editing-duration>PT18S</meta:editing-duration>
    <meta:editing-cycles>1</meta:editing-cycles>
    <meta:document-statistic meta:table-count="0" meta:image-count="0" meta:object-count="0" meta:page-count="6" meta:paragraph-count="115" meta:word-count="2096" meta:character-count="13972" meta:non-whitespace-character-count="12015"/>
    <meta:generator>LibreOffice/7.6.2.1$Windows_X86_64 LibreOffice_project/56f7684011345957bbf33a7ee678afaf4d2ba333</meta:generator>
  </office:meta>
</office:document-meta>
</file>